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2.00pt" fo:font-weight="bold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15.00%" fo:text-align="left"/>
    </style:style>
    <style:style style:name="P4" style:family="paragraph">
      <style:paragraph-properties fo:line-height="100.00%" fo:text-align="left"/>
    </style:style>
    <style:style style:name="P5" style:family="paragraph">
      <style:paragraph-properties fo:line-height="115.00%" fo:text-align="left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15.00%" fo:text-align="left"/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15.00%" fo:text-align="left"/>
    </style:style>
  </office:automatic-styles>
  <office:body>
    <office:text>
      <text:p text:style-name="P1"><text:span text:style-name="T1">7. Python and MongoDB</text:span><text:span text:style-name="T2"/></text:p>
      <text:p text:style-name="P1"><text:span text:style-name="T3">a. Connecting Python with MongoDB and inserting, retrieving, updating and deleting.<text:line-break/></text:span><text:span text:style-name="T4">I] inserting :</text:span></text:p>
      <text:p text:style-name="P1"><text:span text:style-name="T4"><text:line-break/></text:span><text:span text:style-name="T5">from pymongo import MongoClient</text:span></text:p>
      <text:p text:style-name="P1"><text:span text:style-name="T5">client= MongoClient("localhost",27017)</text:span></text:p>
      <text:p text:style-name="P1"><text:span text:style-name="T5">db=client.mydb2</text:span></text:p>
      <text:p text:style-name="P1"><text:span text:style-name="T5">def insert1():</text:span></text:p>
      <text:p text:style-name="P1"><text:span text:style-name="T5"><text:s text:c="4"/>try:</text:span></text:p>
      <text:p text:style-name="P1"><text:span text:style-name="T5"><text:s text:c="8"/>name1=input("Enter your Name :")</text:span></text:p>
      <text:p text:style-name="P1"><text:span text:style-name="T5"><text:s text:c="8"/>age1=input("enter age")</text:span></text:p>
      <text:p text:style-name="P1"><text:span text:style-name="T5"><text:s text:c="8"/>db.Mycol.insert_one(</text:span></text:p>
      <text:p text:style-name="P1"><text:span text:style-name="T5"><text:s text:c="12"/>{</text:span></text:p>
      <text:p text:style-name="P1"><text:span text:style-name="T5"><text:s text:c="16"/>"name":name1,</text:span></text:p>
      <text:p text:style-name="P1"><text:span text:style-name="T5"><text:s text:c="16"/>"age":age1</text:span></text:p>
      <text:p text:style-name="P1"><text:span text:style-name="T5"/></text:p>
      <text:p text:style-name="P1"><text:span text:style-name="T5"><text:s text:c="12"/>}</text:span></text:p>
      <text:p text:style-name="P1"><text:span text:style-name="T5"><text:s text:c="12"/>)</text:span></text:p>
      <text:p text:style-name="P1"><text:span text:style-name="T5"><text:s text:c="8"/>print("succesfull")</text:span></text:p>
      <text:p text:style-name="P1"><text:span text:style-name="T5"><text:s text:c="4"/>except Exception:</text:span></text:p>
      <text:p text:style-name="P1"><text:span text:style-name="T5"><text:s text:c="9"/>print(str("error"))</text:span></text:p>
      <text:p text:style-name="P2"><text:span text:style-name="T5">insert1()</text:span></text:p>
      <text:p text:style-name="P2"><text:span text:style-name="T5"><text:line-break/></text:span><draw:frame text:anchor-type="as-char" svg:width="164.68mm" svg:height="70.06mm" style:rel-width="scale" style:rel-height="scale"><draw:object-ole xlink:href="OleObj1"/><draw:image xlink:href="ObjectReplacements/OleObj1"/></draw:frame><text:span text:style-name="T5"/></text:p>
      <text:p text:style-name="P3"><text:span text:style-name="T5"/></text:p>
      <text:p text:style-name="P3"><text:span text:style-name="T5"/></text:p>
      <text:p text:style-name="P4"><text:span text:style-name="T6">II] retrieving<text:s/></text:span><text:span text:style-name="T7">:</text:span></text:p>
      <text:p text:style-name="P4"><text:span text:style-name="T7"/></text:p>
      <text:p text:style-name="P4"><text:span text:style-name="T8">from pymongo import MongoClient</text:span></text:p>
      <text:p text:style-name="P4"><text:span text:style-name="T8">client = MongoClient('localhost:27017')</text:span></text:p>
      <text:p text:style-name="P4"><text:span text:style-name="T8">db = client.mydb2</text:span></text:p>
      <text:p text:style-name="P4"><text:span text:style-name="T8">def read():</text:span></text:p>
      <text:p text:style-name="P4"><text:span text:style-name="T8"><text:s text:c="4"/>try:</text:span></text:p>
      <text:p text:style-name="P4"><text:span text:style-name="T8"><text:s text:c="8"/>col = db.Mycol.find()</text:span></text:p>
      <text:p text:style-name="P4"><text:span text:style-name="T8"><text:s text:c="8"/>print("\n All data from Database \n")</text:span></text:p>
      <text:p text:style-name="P4"><text:span text:style-name="T8"><text:s text:c="8"/>for i in col:</text:span></text:p>
      <text:p text:style-name="P4"><text:span text:style-name="T8"><text:s text:c="12"/>print(i)</text:span></text:p>
      <text:p text:style-name="P4"><text:span text:style-name="T8"><text:s text:c="4"/>except Exception:</text:span></text:p>
      <text:p text:style-name="P4"><text:span text:style-name="T8"><text:s text:c="8"/>print(str("error"))</text:span></text:p>
      <text:p text:style-name="P4"><text:span text:style-name="T8">read()</text:span></text:p>
      <text:p text:style-name="P4"><text:span text:style-name="T8"><text:line-break/></text:span><draw:frame text:anchor-type="as-char" svg:width="152.40mm" svg:height="35.35mm" style:rel-width="scale" style:rel-height="scale"><draw:object-ole xlink:href="OleObj2"/><draw:image xlink:href="ObjectReplacements/OleObj2"/></draw:frame><text:span text:style-name="T8"/></text:p>
      <text:p text:style-name="P4"><text:span text:style-name="T8"/></text:p>
      <text:p text:style-name="P4"><text:span text:style-name="T8"/></text:p>
      <text:p text:style-name="P5"><text:span text:style-name="T9">III]<text:s/></text:span><text:span text:style-name="T10">updating<text:s/></text:span><text:span text:style-name="T11">:<text:line-break/></text:span><text:span text:style-name="T12">from pymongo import MongoClient</text:span></text:p>
      <text:p text:style-name="P5"><text:span text:style-name="T12">client = MongoClient('localhost:27017')</text:span></text:p>
      <text:p text:style-name="P5"><text:span text:style-name="T12">db = client.mydb2</text:span></text:p>
      <text:p text:style-name="P5"><text:span text:style-name="T12">def update():</text:span></text:p>
      <text:p text:style-name="P5"><text:span text:style-name="T12"><text:s text:c="4"/>try:</text:span></text:p>
      <text:p text:style-name="P5"><text:span text:style-name="T12"><text:s text:c="8"/>name1 = input("enter name : ")</text:span></text:p>
      <text:p text:style-name="P5"><text:span text:style-name="T12"><text:s text:c="8"/>age1 = input("enter age to update : ")</text:span></text:p>
      <text:p text:style-name="P5"><text:span text:style-name="T12"><text:s text:c="8"/>db.Mycol.update_one(</text:span></text:p>
      <text:p text:style-name="P5"><text:span text:style-name="T12"><text:s text:c="12"/>{ "name":name1 },</text:span></text:p>
      <text:p text:style-name="P5"><text:span text:style-name="T12"><text:s text:c="12"/>{"$set":{"age":age1}}</text:span></text:p>
      <text:p text:style-name="P5"><text:span text:style-name="T12"><text:s text:c="12"/>)</text:span></text:p>
      <text:p text:style-name="P5"><text:span text:style-name="T12"><text:s text:c="8"/>print("\n deletion successfully \n")</text:span></text:p>
      <text:p text:style-name="P5"><text:span text:style-name="T12"><text:s text:c="4"/>except Exception:</text:span></text:p>
      <text:p text:style-name="P5"><text:span text:style-name="T12"><text:s text:c="8"/>print(str("error"))</text:span></text:p>
      <text:p text:style-name="P5"><text:span text:style-name="T12">update()</text:span></text:p>
      <text:p text:style-name="P5"><text:span text:style-name="T12"/></text:p>
      <text:p text:style-name="P6"><draw:frame text:anchor-type="as-char" svg:width="60.75mm" svg:height="25.40mm" style:rel-width="scale" style:rel-height="scale"><draw:object-ole xlink:href="OleObj3"/><draw:image xlink:href="ObjectReplacements/OleObj3"/></draw:frame><text:span text:style-name="T13"/></text:p>
      <text:p text:style-name="P6"><draw:frame text:anchor-type="as-char" svg:width="171.87mm" svg:height="43.18mm" style:rel-width="scale" style:rel-height="scale"><draw:object-ole xlink:href="OleObj4"/><draw:image xlink:href="ObjectReplacements/OleObj4"/></draw:frame><text:span text:style-name="T13"/></text:p>
      <text:p text:style-name="P7"><text:span text:style-name="T13"/></text:p>
      <text:p text:style-name="P7"><text:span text:style-name="T13">IV]<text:s/></text:span><text:span text:style-name="T14">Deleting<text:s/></text:span><text:span text:style-name="T15">:</text:span></text:p>
      <text:p text:style-name="P7"><text:span text:style-name="T15"/></text:p>
      <text:p text:style-name="P7"><text:span text:style-name="T16">from pymongo import MongoClient</text:span></text:p>
      <text:p text:style-name="P7"><text:span text:style-name="T16">client = MongoClient('localhost:27017')</text:span></text:p>
      <text:p text:style-name="P7"><text:span text:style-name="T16">db = client.mydb2</text:span></text:p>
      <text:p text:style-name="P7"><text:span text:style-name="T16">def delete():</text:span></text:p>
      <text:p text:style-name="P7"><text:span text:style-name="T16"><text:s text:c="4"/>try:</text:span></text:p>
      <text:p text:style-name="P7"><text:span text:style-name="T16"><text:s text:c="8"/>name1 = input("enter name : ")</text:span></text:p>
      <text:p text:style-name="P7"><text:span text:style-name="T16"><text:s text:c="8"/>db.Mycol.delete_one(</text:span></text:p>
      <text:p text:style-name="P7"><text:span text:style-name="T16"><text:s text:c="12"/>{ "name":name1 }</text:span></text:p>
      <text:p text:style-name="P7"><text:span text:style-name="T16"><text:s text:c="12"/>)</text:span></text:p>
      <text:p text:style-name="P7"><text:span text:style-name="T16"><text:s text:c="8"/>print("\n deletion successfully \n")</text:span></text:p>
      <text:p text:style-name="P7"><text:span text:style-name="T16"><text:s text:c="4"/>except Exception:</text:span></text:p>
      <text:p text:style-name="P7"><text:span text:style-name="T16"><text:s text:c="8"/>print(str("error"))</text:span></text:p>
      <text:p text:style-name="P7"><text:span text:style-name="T16">delete()</text:span></text:p>
      <text:p text:style-name="P8"><text:span text:style-name="T17"><text:line-break/></text:span><draw:frame text:anchor-type="as-char" svg:width="50.38mm" svg:height="28.15mm" style:rel-width="scale" style:rel-height="scale"><draw:object-ole xlink:href="OleObj5"/><draw:image xlink:href="ObjectReplacements/OleObj5"/></draw:frame><text:span text:style-name="T17"/></text:p>
      <text:p text:style-name="P8"><draw:frame text:anchor-type="as-char" svg:width="152.40mm" svg:height="22.23mm" style:rel-width="scale" style:rel-height="scale"><draw:object-ole xlink:href="OleObj6"/><draw:image xlink:href="ObjectReplacements/OleObj6"/></draw:frame><text:span text:style-name="T17"/></text:p>
      <text:p text:style-name="P9"><text:span text:style-name="T1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